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d79d" officeooo:paragraph-rsid="000fd79d"/>
    </style:style>
    <style:style style:name="P2" style:family="paragraph" style:parent-style-name="Standard">
      <style:text-properties officeooo:rsid="00100447" officeooo:paragraph-rsid="00100447"/>
    </style:style>
    <style:style style:name="P3" style:family="paragraph" style:parent-style-name="Standard">
      <style:text-properties officeooo:rsid="00103e0b" officeooo:paragraph-rsid="00103e0b"/>
    </style:style>
    <style:style style:name="P4" style:family="paragraph" style:parent-style-name="Standard">
      <style:text-properties officeooo:paragraph-rsid="0011cc48"/>
    </style:style>
    <style:style style:name="P5" style:family="paragraph" style:parent-style-name="Standard">
      <style:text-properties officeooo:paragraph-rsid="00103e0b"/>
    </style:style>
    <style:style style:name="P6" style:family="paragraph" style:parent-style-name="Standard">
      <style:text-properties officeooo:rsid="001228ea" officeooo:paragraph-rsid="001228ea"/>
    </style:style>
    <style:style style:name="P7" style:family="paragraph" style:parent-style-name="Standard">
      <style:text-properties officeooo:rsid="0012c644" officeooo:paragraph-rsid="0012c644"/>
    </style:style>
    <style:style style:name="P8" style:family="paragraph" style:parent-style-name="Standard">
      <style:text-properties officeooo:rsid="00171651" officeooo:paragraph-rsid="00171651"/>
    </style:style>
    <style:style style:name="P9" style:family="paragraph" style:parent-style-name="Standard">
      <style:text-properties officeooo:rsid="00193b74" officeooo:paragraph-rsid="00193b74"/>
    </style:style>
    <style:style style:name="P10" style:family="paragraph" style:parent-style-name="Standard">
      <style:text-properties officeooo:rsid="001a9040" officeooo:paragraph-rsid="001a9040"/>
    </style:style>
    <style:style style:name="P11" style:family="paragraph" style:parent-style-name="Standard">
      <style:text-properties fo:color="#ce181e" officeooo:rsid="00103e0b" officeooo:paragraph-rsid="00103e0b"/>
    </style:style>
    <style:style style:name="P12" style:family="paragraph" style:parent-style-name="Standard">
      <style:text-properties fo:color="#ce181e" fo:font-size="12pt" fo:font-weight="bold" officeooo:rsid="00171651" officeooo:paragraph-rsid="00171651" style:font-size-asian="12pt" style:font-weight-asian="bold" style:font-size-complex="12pt" style:font-weight-complex="bold"/>
    </style:style>
    <style:style style:name="P13" style:family="paragraph" style:parent-style-name="Standard">
      <style:text-properties officeooo:rsid="001aa911" officeooo:paragraph-rsid="001aa911"/>
    </style:style>
    <style:style style:name="P14" style:family="paragraph" style:parent-style-name="Standard">
      <style:text-properties fo:font-weight="bold" officeooo:rsid="001aa911" officeooo:paragraph-rsid="001aa911" style:font-weight-asian="bold" style:font-weight-complex="bold"/>
    </style:style>
    <style:style style:name="P15" style:family="paragraph" style:parent-style-name="Standard">
      <style:text-properties fo:font-style="italic" officeooo:rsid="000fd79d" officeooo:paragraph-rsid="000fd79d" style:font-style-asian="italic" style:font-style-complex="italic"/>
    </style:style>
    <style:style style:name="P16" style:family="paragraph" style:parent-style-name="Standard">
      <style:text-properties fo:font-style="italic" fo:font-weight="bold" officeooo:rsid="00100447" officeooo:paragraph-rsid="00100447" style:font-style-asian="italic" style:font-weight-asian="bold" style:font-style-complex="italic" style:font-weight-complex="bold"/>
    </style:style>
    <style:style style:name="P17" style:family="paragraph" style:parent-style-name="Standard">
      <style:text-properties fo:font-style="italic" fo:font-weight="bold" officeooo:rsid="00103e0b" officeooo:paragraph-rsid="00103e0b" style:font-style-asian="italic" style:font-weight-asian="bold" style:font-style-complex="italic" style:font-weight-complex="bold"/>
    </style:style>
    <style:style style:name="P18" style:family="paragraph" style:parent-style-name="Standard">
      <style:text-properties fo:font-style="italic" fo:font-weight="bold" officeooo:rsid="0012c644" officeooo:paragraph-rsid="0012c644" style:font-style-asian="italic" style:font-weight-asian="bold" style:font-style-complex="italic" style:font-weight-complex="bold"/>
    </style:style>
    <style:style style:name="P19" style:family="paragraph" style:parent-style-name="Standard">
      <style:text-properties fo:font-style="italic" fo:font-weight="bold" officeooo:rsid="00171651" officeooo:paragraph-rsid="00171651" style:font-style-asian="italic" style:font-weight-asian="bold" style:font-style-complex="italic" style:font-weight-complex="bold"/>
    </style:style>
    <style:style style:name="P20" style:family="paragraph" style:parent-style-name="Standard">
      <style:text-properties fo:font-style="italic" fo:font-weight="bold" officeooo:rsid="001a9040" officeooo:paragraph-rsid="001a9040" style:font-style-asian="italic" style:font-weight-asian="bold" style:font-style-complex="italic" style:font-weight-complex="bold"/>
    </style:style>
    <style:style style:name="P21" style:family="paragraph" style:parent-style-name="Standard">
      <style:text-properties fo:font-style="italic" fo:font-weight="bold" officeooo:rsid="001cba7d" officeooo:paragraph-rsid="001cba7d" style:font-style-asian="italic" style:font-weight-asian="bold" style:font-style-complex="italic" style:font-weight-complex="bold"/>
    </style:style>
    <style:style style:name="P22" style:family="paragraph" style:parent-style-name="Standard">
      <style:text-properties officeooo:rsid="001aa911" officeooo:paragraph-rsid="001aa911"/>
    </style:style>
    <style:style style:name="P23" style:family="paragraph" style:parent-style-name="Standard">
      <style:text-properties officeooo:rsid="001aa911" officeooo:paragraph-rsid="001ecc7c"/>
    </style:style>
    <style:style style:name="P24" style:family="paragraph" style:parent-style-name="Standard">
      <style:text-properties fo:color="#000000" fo:font-weight="normal" officeooo:rsid="001aa911" officeooo:paragraph-rsid="001cba7d" style:font-weight-asian="normal" style:font-weight-complex="normal"/>
    </style:style>
    <style:style style:name="P25" style:family="paragraph" style:parent-style-name="Standard">
      <style:text-properties fo:color="#000000" fo:font-weight="normal" officeooo:rsid="0020edb1" officeooo:paragraph-rsid="0020edb1" style:font-weight-asian="normal" style:font-weight-complex="normal"/>
    </style:style>
    <style:style style:name="P26" style:family="paragraph" style:parent-style-name="Standard">
      <style:text-properties fo:color="#000000" fo:font-weight="normal" officeooo:rsid="0021a034" officeooo:paragraph-rsid="0021a034" style:font-weight-asian="normal" style:font-weight-complex="normal"/>
    </style:style>
    <style:style style:name="P27" style:family="paragraph" style:parent-style-name="Standard">
      <style:text-properties fo:color="#000000" fo:font-weight="normal" officeooo:rsid="00222e22" officeooo:paragraph-rsid="00222e22" style:font-weight-asian="normal" style:font-weight-complex="normal"/>
    </style:style>
    <style:style style:name="P28" style:family="paragraph" style:parent-style-name="Standard">
      <style:text-properties fo:color="#000000" fo:font-weight="bold" officeooo:rsid="001aa911" officeooo:paragraph-rsid="001aa911" style:font-weight-asian="bold" style:font-weight-complex="bold"/>
    </style:style>
    <style:style style:name="P29" style:family="paragraph" style:parent-style-name="Standard">
      <style:text-properties fo:color="#000000" fo:font-style="italic" fo:font-weight="bold" officeooo:rsid="0021a034" officeooo:paragraph-rsid="0021a034" style:font-style-asian="italic" style:font-weight-asian="bold" style:font-style-complex="italic" style:font-weight-complex="bold"/>
    </style:style>
    <style:style style:name="P30" style:family="paragraph" style:parent-style-name="Standard">
      <style:text-properties officeooo:rsid="001cba7d" officeooo:paragraph-rsid="001cba7d"/>
    </style:style>
    <style:style style:name="P31" style:family="paragraph" style:parent-style-name="Standard">
      <style:text-properties officeooo:paragraph-rsid="00222e22"/>
    </style:style>
    <style:style style:name="P32" style:family="paragraph" style:parent-style-name="Standard">
      <style:text-properties fo:font-size="11pt" fo:font-weight="normal" officeooo:rsid="00222e22" officeooo:paragraph-rsid="00222e22" style:font-size-asian="9.60000038146973pt" style:font-weight-asian="normal" style:font-size-complex="11pt" style:font-weight-complex="normal"/>
    </style:style>
    <style:style style:name="T1" style:family="text">
      <style:text-properties officeooo:rsid="000fd79d"/>
    </style:style>
    <style:style style:name="T2" style:family="text">
      <style:text-properties officeooo:rsid="00100447"/>
    </style:style>
    <style:style style:name="T3" style:family="text">
      <style:text-properties officeooo:rsid="00103e0b"/>
    </style:style>
    <style:style style:name="T4" style:family="text">
      <style:text-properties style:font-name="sans-serif"/>
    </style:style>
    <style:style style:name="T5" style:family="text">
      <style:text-properties style:font-name="sans-serif" fo:font-size="10.5pt" style:font-size-asian="10.5pt" style:font-size-complex="10.5pt"/>
    </style:style>
    <style:style style:name="T6" style:family="text">
      <style:text-properties style:font-name="sans-serif" fo:font-size="10.5pt" fo:font-weight="bold" style:font-size-asian="10.5pt" style:font-weight-asian="bold" style:font-size-complex="10.5pt" style:font-weight-complex="bold"/>
    </style:style>
    <style:style style:name="T7" style:family="text">
      <style:text-properties style:font-name="sans-serif" fo:font-size="10.5pt" fo:font-weight="normal" style:font-size-asian="10.5pt" style:font-weight-asian="normal" style:font-size-complex="10.5pt" style:font-weight-complex="normal"/>
    </style:style>
    <style:style style:name="T8" style:family="text">
      <style:text-properties style:font-name="sans-serif" fo:font-size="13.5pt"/>
    </style:style>
    <style:style style:name="T9" style:family="text">
      <style:text-properties style:font-name="sans-serif" fo:font-size="13.5pt" fo:font-weight="bold" style:font-weight-asian="bold" style:font-weight-complex="bold"/>
    </style:style>
    <style:style style:name="T10" style:family="text">
      <style:text-properties style:font-name="sans-serif" fo:font-size="13.5pt" fo:font-weight="normal" style:font-weight-asian="normal" style:font-weight-complex="normal"/>
    </style:style>
    <style:style style:name="T11" style:family="text">
      <style:text-properties style:font-name="sans-serif" fo:font-size="10pt" style:font-size-asian="10pt" style:font-size-complex="10pt"/>
    </style:style>
    <style:style style:name="T12" style:family="text">
      <style:text-properties style:font-name="sans-serif" fo:font-size="11pt" fo:font-weight="normal" style:font-size-asian="11pt" style:font-weight-asian="normal" style:font-size-complex="11pt" style:font-weight-complex="normal"/>
    </style:style>
    <style:style style:name="T13" style:family="text">
      <style:text-properties officeooo:rsid="0011cc48"/>
    </style:style>
    <style:style style:name="T14" style:family="text">
      <style:text-properties officeooo:rsid="001228ea"/>
    </style:style>
    <style:style style:name="T15" style:family="text">
      <style:text-properties fo:font-weight="bold" style:font-weight-asian="bold" style:font-weight-complex="bold"/>
    </style:style>
    <style:style style:name="T16" style:family="text">
      <style:text-properties fo:font-weight="bold" officeooo:rsid="001a9040" style:font-weight-asian="bold" style:font-weight-complex="bold"/>
    </style:style>
    <style:style style:name="T17" style:family="text">
      <style:text-properties fo:font-weight="bold" officeooo:rsid="001fd69b" style:font-weight-asian="bold" style:font-weight-complex="bold"/>
    </style:style>
    <style:style style:name="T18" style:family="text">
      <style:text-properties officeooo:rsid="0013d42f"/>
    </style:style>
    <style:style style:name="T19" style:family="text">
      <style:text-properties officeooo:rsid="001493b1"/>
    </style:style>
    <style:style style:name="T20" style:family="text">
      <style:text-properties officeooo:rsid="00171651"/>
    </style:style>
    <style:style style:name="T21" style:family="text">
      <style:text-properties officeooo:rsid="0018b33a"/>
    </style:style>
    <style:style style:name="T22" style:family="text">
      <style:text-properties officeooo:rsid="001a9040"/>
    </style:style>
    <style:style style:name="T23" style:family="text">
      <style:text-properties officeooo:rsid="001aa911"/>
    </style:style>
    <style:style style:name="T24" style:family="text">
      <style:text-properties fo:font-size="12pt" fo:font-weight="bold" style:font-size-asian="12pt" style:font-weight-asian="bold" style:font-size-complex="12pt" style:font-weight-complex="bold"/>
    </style:style>
    <style:style style:name="T25" style:family="text">
      <style:text-properties fo:color="#ce181e" fo:font-weight="bold" officeooo:rsid="000fd79d" style:font-weight-asian="bold" style:font-weight-complex="bold"/>
    </style:style>
    <style:style style:name="T26" style:family="text">
      <style:text-properties fo:color="#ce181e" fo:font-weight="bold" officeooo:rsid="001cba7d" style:font-weight-asian="bold" style:font-weight-complex="bold"/>
    </style:style>
    <style:style style:name="T27" style:family="text">
      <style:text-properties fo:color="#ce181e" fo:font-size="12pt" fo:font-weight="bold" style:font-size-asian="12pt" style:font-weight-asian="bold" style:font-size-complex="12pt" style:font-weight-complex="bold"/>
    </style:style>
    <style:style style:name="T28" style:family="text">
      <style:text-properties officeooo:rsid="001b78e3"/>
    </style:style>
    <style:style style:name="T29" style:family="text">
      <style:text-properties officeooo:rsid="001cba7d"/>
    </style:style>
    <style:style style:name="T30" style:family="text">
      <style:text-properties fo:font-style="italic" officeooo:rsid="001cba7d" style:font-style-asian="italic" style:font-style-complex="italic"/>
    </style:style>
    <style:style style:name="T31" style:family="text">
      <style:text-properties officeooo:rsid="001ecc7c"/>
    </style:style>
    <style:style style:name="T32" style:family="text">
      <style:text-properties officeooo:rsid="001fd69b"/>
    </style:style>
    <style:style style:name="T33" style:family="text">
      <style:text-properties fo:color="#000000" fo:font-weight="normal" officeooo:rsid="00222e22" style:font-weight-asian="normal" style:font-weight-complex="normal"/>
    </style:style>
    <style:style style:name="T34" style:family="text">
      <style:text-properties fo:color="#000000" fo:font-size="10pt" fo:font-weight="normal" officeooo:rsid="00222e22" style:font-size-asian="10pt" style:font-weight-asian="normal" style:font-size-complex="10pt" style:font-weight-complex="normal"/>
    </style:style>
    <style:style style:name="T35" style:family="text">
      <style:text-properties fo:color="#000000" fo:font-size="10.5pt" fo:font-weight="normal" officeooo:rsid="00222e22" style:font-size-asian="10.5pt" style:font-weight-asian="normal" style:font-size-complex="10.5pt" style:font-weight-complex="normal"/>
    </style:style>
    <style:style style:name="T36" style:family="text">
      <style:text-properties fo:color="#000000" fo:font-size="11pt" fo:font-weight="normal" officeooo:rsid="00222e22" style:font-size-asian="11pt" style:font-weight-asian="normal" style:font-size-complex="11pt" style:font-weight-complex="normal"/>
    </style:style>
    <style:style style:name="T37" style:family="text">
      <style:text-properties fo:color="#000000" fo:font-size="11pt" fo:font-weight="bold" officeooo:rsid="00222e22" style:font-size-asian="11pt" style:font-weight-asian="bold" style:font-size-complex="11pt" style:font-weight-complex="bold"/>
    </style:style>
    <style:style style:name="T38" style:family="text">
      <style:text-properties fo:color="#ed1c24" fo:font-weight="bold" officeooo:rsid="0020edb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6"/><text:span text:style-name="T25">Bipedal Jumping Robot</text:span></text:p>
      <text:p text:style-name="Standard"/>
      <text:p text:style-name="Standard">BJR can jump a<text:span text:style-name="T1">s high</text:span> as 0.5m, which is more than 50% of its body height.</text:p>
      <text:p text:style-name="Standard"/>
      <text:p text:style-name="P15"><text:span text:style-name="T15">Construction</text:span>:</text:p>
      <text:p text:style-name="P1">1. A double acting <text:span text:style-name="T15">pneumatic cylinder as the actuation</text:span> in BJR’s leg, because the pneumatic cylinder is small, light, and has a high power-to-weight ratio, at the mean time it can store energy easily and accelerate in a short time.</text:p>
      <text:p text:style-name="P1">2.The t<text:span text:style-name="T15">orsion spring</text:span> can not only store the energy, but also increase the flexibility of joints.</text:p>
      <text:p text:style-name="P1">3.In order to decrease the collision and increase the stability when landing, the feet are made bigger which relieve the contact with the ground and increase the stability of jumping.</text:p>
      <text:p text:style-name="P1"/>
      <text:p text:style-name="P16">Factors responsible for <text:span text:style-name="T19">Feasibility</text:span>t:</text:p>
      <text:p text:style-name="P1"><text:span text:style-name="T2">1.</text:span>The joint angle and torque output are influenced by<text:span text:style-name="T15"> cylinder’s length and position</text:span>.</text:p>
      <text:p text:style-name="P2">2. <text:span text:style-name="T15">Torsion spring</text:span> as a passive component not only improves the joint compliance but also compensates for loss of power when take-off, increasing the torque output of the joint.</text:p>
      <text:p text:style-name="P2">3. <text:span text:style-name="T15">Oil pressure</text:span> for pneumatics and cylinder stroke.</text:p>
      <text:p text:style-name="P4"><text:span text:style-name="T13">4. </text:span><text:span text:style-name="T5">To keep the control in Flight simple, it is desirable to have small centroidal angular momentum when the robot jumps off the ground.</text:span></text:p>
      <text:p text:style-name="P2"/>
      <text:p text:style-name="P16">Control System:</text:p>
      <text:p text:style-name="P2">1.The PC is responsible for human-computer interaction, planning jumping trajectory, selecting control parameters, receiving feedback information, and sending commands to the robot.</text:p>
      <text:p text:style-name="P2">2. The controller receives sensor information and controls the olenoid valve on-off according to the command received t<text:span text:style-name="T3">hr</text:span>ough the PC. By changing the solenoid valve, the pneumatic system output and transfer power make leg extension and contraction during jumping and landing.<text:span text:style-name="T3">\</text:span></text:p>
      <text:p text:style-name="P2"/>
      <text:p text:style-name="P17">Limitation:</text:p>
      <text:p text:style-name="P3">1.BJR often falls down in the landing phase.</text:p>
      <text:p text:style-name="P5"><text:span text:style-name="T3">2. Pressure would be diiffiult to control accurately and </text:span>encountering pressure loss and air compressibility <text:span text:style-name="T20">hence </text:span>slower speeds during operation at a lower pressure</text:p>
      <text:p text:style-name="P6">3. Although the hydraulic cylinder is able to generate large force, a big energy source is required to drive it. It results the increase in size and weight of the robot, and it is difficult to reproduce instantaneous motions like animals.</text:p>
      <text:p text:style-name="P6">4. It can produce only small output and is not suitable for precise control.</text:p>
      <text:p text:style-name="P3"/>
      <text:p text:style-name="P3"/>
      <text:p text:style-name="P11"><text:s text:c="29"/><text:span text:style-name="T15">Robot Legs Inspired by Bi-articular Muscle-tendon Complex of Cats</text:span></text:p>
      <text:p text:style-name="P3"/>
      <text:p text:style-name="P3"><text:span text:style-name="T14">M</text:span>uscle-tendon complex has the function for absorbing shocking, it is utilized for soft landing from high places <text:span text:style-name="T14">and t</text:span>o achieve high performance for jumping and landing.</text:p>
      <text:p text:style-name="P3"/>
      <text:p text:style-name="P6">Construction/<text:span text:style-name="T18">Factors responsible for feasibility:</text:span></text:p>
      <text:p text:style-name="P6"/>
      <text:p text:style-name="P6">1.<text:span text:style-name="T15">Electric rotary</text:span> motors with excellent controllability, light weight and compact size as well as low cost, are still attractive as the actuators for the legged robots.</text:p>
      <text:p text:style-name="P6">2.The leg consists of hip, knee and ankle joints. For the knee and ankle joints, a <text:span text:style-name="T15">four-bar linkage mechanism with one elastic linkage</text:span>, in which the knee joint is driven by an electric rotary motor and the ankle joint is passive, is applied.</text:p>
      <text:p text:style-name="P7">3. The knee joint is driven by a <text:span text:style-name="T15">DC motor through the reduction gears</text:span> and the reduction ratio of this joint is 21.4 so that high backdrivability can be kept.</text:p>
      <text:p text:style-name="P7">4.The hip joint is driven by a <text:span text:style-name="T15">servo motor</text:span> with only angle control. These rotary</text:p>
      <text:p text:style-name="P7"><text:soft-page-break/>motors are small, lightweight.</text:p>
      <text:p text:style-name="P7">5.To detect the angle of each joint, <text:span text:style-name="T15">potentiometer</text:span> is attached to each joint. </text:p>
      <text:p text:style-name="P7">6.Also, we can measure the torque for the knee joint by the <text:span text:style-name="T15">current sensor </text:span>for the DC motor.</text:p>
      <text:p text:style-name="P7">7. <text:span text:style-name="T15">PD control</text:span> for more accuracy. The gains, Kp and Kd are adjusted so that the motor can output maximum torque for the jumping.</text:p>
      <text:p text:style-name="P7"/>
      <text:p text:style-name="P18">How does it allow softer landing and higher jump?</text:p>
      <text:p text:style-name="P7"/>
      <text:p text:style-name="P7">The Elastic linkage of four bar linkage allows soft landing by absorbing shock from ground by passive extension of the elastic linkage and active actuation of the motor. Most of the kinetic energy can be stored to the elastic linkage as elastic energy during landing phase. And the stored energy is released passively together with the active motor actuating during the jumping process to achieve</text:p>
      <text:p text:style-name="P7">high and efficient jumping.</text:p>
      <text:p text:style-name="P7"/>
      <text:p text:style-name="P7">The GRF in the landing(GRF - Greound reaction force) phase for the robot using EFLM is much smaller than that by the robot using RPLM. This is due to the tendon effect realized by the elastic link for absorbing the impactive force when landing.Also GRF in takeoff is much higher due to which it gets higher height.</text:p>
      <text:p text:style-name="P7"/>
      <text:p text:style-name="P19">Limitations:</text:p>
      <text:p text:style-name="P8">1.Electric actuators can heat ,have backlash and are costly.</text:p>
      <text:p text:style-name="P8"/>
      <text:p text:style-name="P8"/>
      <text:p text:style-name="P8"><text:s text:c="17"/><text:span text:style-name="T24"><text:s text:c="2"/></text:span><text:span text:style-name="T27">Compliant Leg Design for Impact Attenuation of Airdrop Landings of Quadruped <text:s text:c="56"/></text:span></text:p>
      <text:p text:style-name="P12"><text:s text:c="59"/><text:span text:style-name="T21">Robots</text:span></text:p>
      <text:p text:style-name="P8"/>
      <text:p text:style-name="P9">Compliant actuators connect actuators and limbs with springs, dampers, or strings to allow limbs to move during impact without applying controls. Compliant actuators can not only allow energy storage, but also allow for better shock tolerance.</text:p>
      <text:p text:style-name="P9"/>
      <text:p text:style-name="P9">Four different leg configurations were considered: a one-segment (1S), a two-segment compliant structure (2SCS), a two-segment compliant joint (2SCJ), and a three-segment (3S)</text:p>
      <text:p text:style-name="P9"/>
      <text:p text:style-name="P9">The different configurations have <text:span text:style-name="T22">a general structure of legs constituting </text:span><text:span text:style-name="T16">springs</text:span><text:span text:style-name="T22"> and </text:span><text:span text:style-name="T16">servos</text:span><text:span text:style-name="T22">(knee or hips).</text:span></text:p>
      <text:p text:style-name="P9"/>
      <text:p text:style-name="P10">1.One-segment:It does not have a knee and its length is directly affected by a spring, which its length is set by pulling a string that is connected to a pulley.</text:p>
      <text:p text:style-name="P10">2.Two-Segment Compliant Structure (2SCS) legs has hips and knees that are directly actuated. The lower half of the leg is replaced by a spring</text:p>
      <text:p text:style-name="P10">3.Three-Segment (3S) Leg has hips that are directly actuated, and knees and ankles that are compliant.</text:p>
      <text:p text:style-name="P10"/>
      <text:p text:style-name="P20">Feasibility of Different configurations:</text:p>
      <text:p text:style-name="P10"/>
      <text:p text:style-name="P10">1.We decided to keep Force base as low as possible, since larger values generally require larger springs so we can optimize the 3S configuration for impact attenuation.</text:p>
      <text:p text:style-name="P10"/>
      <text:p text:style-name="P10">2. The optimal minimum acceleration for the 2SCJ configuration is at around 110 m/s 2 or 11 g’s, much higher than that of 3S configuration. This is likely because the 3S legs have two segments that fold during landing, whereas the 2SCJ legs only have one. Thus, the latter fold over a shorter distance. As a result, the 2SCJ springs must be stiffer in order to decelerate the body while covering <text:soft-page-break/>less vertical distance. In addition, the 2SCJ springs require a longer range of motion than 3S, which increases minimum size of pulley to cover the range of motion, thus leading to greater load on knee servos and less faborable leg performance compared to that of 3S.</text:p>
      <text:p text:style-name="P10"/>
      <text:p text:style-name="P10">3. <text:span text:style-name="T23">Considering </text:span>1S and 2SCS <text:span text:style-name="T23">servo </text:span>torque. These configurations look promising as they shows that the acceleration landing can be made relatively low. However, a 1S configuration requires a larger range of spring motion than a 3S configuration,load on the knee servo is higher. This can be dangerous when one close to the servo’s limit, and the robot might not be able to overcome disturbances such as sticky surfaces, or internal friction.</text:p>
      <text:p text:style-name="P10"/>
      <text:p text:style-name="P14">Limitation:</text:p>
      <text:p text:style-name="P13">Our study only considered vertical drops and future studies should include horizontal movement to simulate, for instance, a robot on a parachute descent that is being pushed by wind during the descent. Study on addition on incorporation of non-linearly elastic members such as carbon fiber feet could also be conducted in the future, especially with the 2SCS configuration</text:p>
      <text:p text:style-name="P13"/>
      <text:p text:style-name="P14">Conclusion:</text:p>
      <text:p text:style-name="P13">A robot was build out of 3D-printed plastic parts. A series of experimental scaled drop tests was con-ducted, which showed that a 3S compliant leg configuration allows a 20 cm-tall quadruped robot to safely land from a height of 37.85 cm while experiencing an acceleration of 77m/s 2 or 7.9 g’s. <text:span text:style-name="T28">Hence the 3S leg configuration was the most appropriate and feasible in terms of feasibility and <text:s text:c="2"/>working.</text:span></text:p>
      <text:p text:style-name="P13"/>
      <text:p text:style-name="P13"/>
      <text:p text:style-name="P13"><text:s text:c="45"/><text:span text:style-name="T26">Three legged omnidirectional Hoping Robot</text:span></text:p>
      <text:p text:style-name="P13"><text:span text:style-name="T26"/></text:p>
      <text:p text:style-name="P28"><text:span text:style-name="T30">Design:</text:span></text:p>
      <text:p text:style-name="P24"><text:span text:style-name="T29">The entire robot consists of the following major components: </text:span></text:p>
      <text:p text:style-name="P24"><text:span text:style-name="T29">(1)radio controller, (2) receiver, (3) controller module, (4) hopping mechanism </text:span></text:p>
      <text:p text:style-name="P24"><text:span text:style-name="T29">(5) feedback(Gyroscope)</text:span></text:p>
      <text:p text:style-name="P13"/>
      <text:p text:style-name="P23">The Triangular Plate is the main frame of the robot that holds all electronics and mechanical parts. <text:span text:style-name="T29">1. </text:span>The <text:span text:style-name="T15">Motor</text:span> is the actuator em-ployed to achieve the entire hopping mechanism. It rotates the <text:span text:style-name="T15">cam</text:span> continuously and aids the quick release mechanism for hop- ping. The Motor Holder stably holds the motor and prevents the motor from any type of movement. </text:p>
      <text:p text:style-name="P23"><text:span text:style-name="T31">2. </text:span>The Cam pushes the <text:span text:style-name="T15">pusher</text:span> downward as it rotates counter-clockwise. The pointed tip quickly releases the <text:span text:style-name="T15">spring</text:span>.</text:p>
      <text:p text:style-name="P23"><text:span text:style-name="T31">3. </text:span>The Pusher has a slotted upper part that glides through the sides of the cam as it is being pushed while its flat and wider lower part pushes the spring downward. The Guide keeps the pusher in place.</text:p>
      <text:p text:style-name="P23"><text:span text:style-name="T31">4. </text:span>Lastly, the <text:span text:style-name="T15">Leg</text:span> keeps the spring in place. Its bottom part acts as an object that is being pushed and is lifted from the ground.</text:p>
      <text:p text:style-name="P13"/>
      <text:p text:style-name="P21">Hoping Mechanism:</text:p>
      <text:p text:style-name="P30">The Compressed State begins once the cam started rotating. In this state, two legs have the same compression values and larger than the remaining leg to enable hopping in certain directions.The legs with larger and quicker forces on them tend to lift that part of the body higher than the other one which drives the robot to the direction of the leg with lower compression value.</text:p>
      <text:p text:style-name="P30"/>
      <text:p text:style-name="P30"><text:span text:style-name="T15">*</text:span>The triangular plat- form is made from <text:span text:style-name="T15">acrylic plastic while the legs are from carbon steel</text:span>.</text:p>
      <text:p text:style-name="P30"><text:span text:style-name="T17">Limitation</text:span><text:span text:style-name="T32">: T</text:span>he hopping robotcan only achieve a very small jumping height of 1cm.</text:p>
      <text:p text:style-name="P30"/>
      <text:p text:style-name="P30"><text:soft-page-break/><text:s text:c="57"/><text:span text:style-name="T38">Direct-Drive Legged Robotics</text:span></text:p>
      <text:p text:style-name="P30"><text:span text:style-name="T38"/></text:p>
      <text:p text:style-name="P25">Direct-drive (DD) robots do not use the gear, belt, chain, or other reduction to amplify its motors’</text:p>
      <text:p text:style-name="P25">effective torque production.</text:p>
      <text:p text:style-name="P25"/>
      <text:p text:style-name="P29">Advantages:</text:p>
      <text:p text:style-name="P26">1.avoids <text:span text:style-name="T15">backlash</text:span>, achievs high mechanical stiffness, and mitigates reflected inertia of the motor and coulomb and viscous friction in the gearbox</text:p>
      <text:p text:style-name="P26">2.improvements in: mechanical robustness,dynamic isolation of the body,mechanical efficiency-<text:span text:style-name="T15">no mechanical losses</text:span></text:p>
      <text:p text:style-name="P26">3.advantages in: sensing,<text:span text:style-name="T15">specific power</text:span> of DD actuators will be significantly higher than their geared counterparts.</text:p>
      <text:p text:style-name="P31"><text:span text:style-name="T33">4. </text:span><text:span text:style-name="T36">DD act as </text:span><text:span text:style-name="T37">brushless motor</text:span><text:span text:style-name="T36">s hence these <text:s/>m</text:span><text:span text:style-name="T12">otors are designed to generate maximum torque at higher speeds</text:span></text:p>
      <text:p text:style-name="P32"><text:span text:style-name="T4">5.improvement in rotational bandwidth as compared to a representative geared motor</text:span></text:p>
      <text:p text:style-name="P26"/>
      <text:p text:style-name="P29">Disadvantages:</text:p>
      <text:p text:style-name="P26">1.Without a gearbox to amplify the output torque and decrease the output speed, DD motors must operate in high-torque, low-speed regimes where Joule heating is significant This means that the actuators must mostly operate far from both their peak power and peak efficiency, which both occur much closer to no-load speed.</text:p>
      <text:p text:style-name="P27">2. Expensive and difficulty in availability.</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4:39:37.754972575</meta:creation-date>
    <dc:date>2019-05-23T11:28:27.001361244</dc:date>
    <meta:editing-duration>PT38M34S</meta:editing-duration>
    <meta:editing-cycles>4</meta:editing-cycles>
    <meta:generator>LibreOffice/6.0.7.3$Linux_X86_64 LibreOffice_project/00m0$Build-3</meta:generator>
    <meta:document-statistic meta:table-count="0" meta:image-count="0" meta:object-count="0" meta:page-count="4" meta:paragraph-count="77" meta:word-count="1623" meta:character-count="10351" meta:non-whitespace-character-count="8476"/>
  </office:meta>
</office:document-meta>
</file>